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karla" svg:font-family="karla"/>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ing_20_2">
      <style:text-properties fo:font-variant="normal" fo:text-transform="none" fo:color="#050706" style:font-name="karla" fo:font-size="13.5pt" fo:letter-spacing="normal" fo:font-style="normal" officeooo:paragraph-rsid="00097f43"/>
    </style:style>
    <style:style style:name="P2" style:family="paragraph" style:parent-style-name="Text_20_body">
      <style:paragraph-properties fo:margin-left="0cm" fo:margin-right="0cm" fo:margin-top="0cm" fo:margin-bottom="0cm" loext:contextual-spacing="false" fo:text-indent="0cm" style:auto-text-indent="false"/>
      <style:text-properties officeooo:paragraph-rsid="00097f43"/>
    </style:style>
    <style:style style:name="P3" style:family="paragraph" style:parent-style-name="Standard">
      <style:paragraph-properties fo:margin-left="0cm" fo:margin-right="0cm" fo:margin-top="0cm" fo:margin-bottom="0cm" loext:contextual-spacing="false" fo:text-indent="0cm" style:auto-text-indent="false"/>
      <style:text-properties fo:font-weight="bold" officeooo:paragraph-rsid="00097f43" style:font-weight-asian="bold" style:font-weight-complex="bold"/>
    </style:style>
    <style:style style:name="P4" style:family="paragraph" style:parent-style-name="Standard">
      <style:paragraph-properties fo:margin-left="0cm" fo:margin-right="0cm" fo:margin-top="0cm" fo:margin-bottom="0cm" loext:contextual-spacing="false" fo:text-indent="0cm" style:auto-text-indent="false"/>
      <style:text-properties fo:font-weight="bold" officeooo:rsid="00097f43" officeooo:paragraph-rsid="00097f43" style:font-weight-asian="bold" style:font-weight-complex="bold"/>
    </style:style>
    <style:style style:name="P5" style:family="paragraph" style:parent-style-name="Text_20_body" style:list-style-name="L2">
      <style:text-properties officeooo:paragraph-rsid="00097f43"/>
    </style:style>
    <style:style style:name="P6" style:family="paragraph" style:parent-style-name="Text_20_body" style:list-style-name="L3">
      <style:text-properties officeooo:paragraph-rsid="00097f43"/>
    </style:style>
    <style:style style:name="P7" style:family="paragraph" style:parent-style-name="Text_20_body">
      <style:text-properties officeooo:rsid="001034dd" officeooo:paragraph-rsid="001034dd"/>
    </style:style>
    <style:style style:name="P8" style:family="paragraph" style:parent-style-name="Text_20_body" style:list-style-name="L1">
      <style:paragraph-properties fo:margin-top="0cm" fo:margin-bottom="0cm" loext:contextual-spacing="false"/>
      <style:text-properties officeooo:paragraph-rsid="00097f43"/>
    </style:style>
    <style:style style:name="P9" style:family="paragraph" style:parent-style-name="Text_20_body" style:list-style-name="L3">
      <style:paragraph-properties fo:margin-top="0cm" fo:margin-bottom="0cm" loext:contextual-spacing="false"/>
      <style:text-properties officeooo:paragraph-rsid="00097f43"/>
    </style:style>
    <style:style style:name="P10" style:family="paragraph" style:parent-style-name="Text_20_body" style:list-style-name="L5">
      <style:paragraph-properties fo:margin-top="0cm" fo:margin-bottom="0cm" loext:contextual-spacing="false"/>
      <style:text-properties officeooo:paragraph-rsid="000bada1"/>
    </style:style>
    <style:style style:name="P11" style:family="paragraph" style:parent-style-name="Text_20_body">
      <style:paragraph-properties fo:margin-left="0cm" fo:margin-right="0cm" fo:margin-top="0cm" fo:margin-bottom="0cm" loext:contextual-spacing="false" fo:text-indent="0cm" style:auto-text-indent="false"/>
      <style:text-properties fo:font-weight="bold" officeooo:rsid="00097f43" officeooo:paragraph-rsid="00097f43" style:font-weight-asian="bold" style:font-weight-complex="bold"/>
    </style:style>
    <style:style style:name="P12" style:family="paragraph" style:parent-style-name="Text_20_body">
      <style:paragraph-properties fo:margin-left="0cm" fo:margin-right="0cm" fo:margin-top="0cm" fo:margin-bottom="0cm" loext:contextual-spacing="false" fo:text-indent="0cm" style:auto-text-indent="false"/>
      <style:text-properties officeooo:paragraph-rsid="000bada1"/>
    </style:style>
    <style:style style:name="P13" style:family="paragraph" style:parent-style-name="Text_20_body">
      <style:paragraph-properties fo:margin-left="0cm" fo:margin-right="0cm" fo:margin-top="0cm" fo:margin-bottom="0cm" loext:contextual-spacing="false" fo:text-indent="0cm" style:auto-text-indent="false"/>
      <style:text-properties officeooo:rsid="000bada1" officeooo:paragraph-rsid="000bada1"/>
    </style:style>
    <style:style style:name="P14" style:family="paragraph" style:parent-style-name="Text_20_body">
      <style:paragraph-properties fo:margin-left="0cm" fo:margin-right="0cm" fo:margin-top="0cm" fo:margin-bottom="0cm" loext:contextual-spacing="false" fo:text-indent="0cm" style:auto-text-indent="false"/>
      <style:text-properties officeooo:paragraph-rsid="00097f43"/>
    </style:style>
    <style:style style:name="P15" style:family="paragraph" style:parent-style-name="Text_20_body">
      <style:paragraph-properties fo:margin-left="0cm" fo:margin-right="0cm" fo:margin-top="0cm" fo:margin-bottom="0cm" loext:contextual-spacing="false" fo:text-indent="0cm" style:auto-text-indent="false"/>
      <style:text-properties officeooo:rsid="000e9415" officeooo:paragraph-rsid="000e9415"/>
    </style:style>
    <style:style style:name="P16" style:family="paragraph" style:parent-style-name="Text_20_body">
      <style:paragraph-properties fo:margin-left="0cm" fo:margin-right="0cm" fo:margin-top="0cm" fo:margin-bottom="0cm" loext:contextual-spacing="false" fo:text-indent="0cm" style:auto-text-indent="false"/>
      <style:text-properties officeooo:paragraph-rsid="000f910f"/>
    </style:style>
    <style:style style:name="P17" style:family="paragraph" style:parent-style-name="Text_20_body">
      <style:paragraph-properties fo:margin-left="0cm" fo:margin-right="0cm" fo:margin-top="0cm" fo:margin-bottom="0cm" loext:contextual-spacing="false" fo:text-indent="0cm" style:auto-text-indent="false"/>
      <style:text-properties officeooo:paragraph-rsid="001034dd"/>
    </style:style>
    <style:style style:name="P18" style:family="paragraph" style:parent-style-name="Text_20_body">
      <style:paragraph-properties fo:margin-left="0cm" fo:margin-right="0cm" fo:margin-top="0cm" fo:margin-bottom="0cm" loext:contextual-spacing="false" fo:text-indent="0cm" style:auto-text-indent="false"/>
      <style:text-properties officeooo:rsid="001034dd" officeooo:paragraph-rsid="001034dd"/>
    </style:style>
    <style:style style:name="P19" style:family="paragraph" style:parent-style-name="Text_20_body">
      <style:paragraph-properties fo:margin-left="0cm" fo:margin-right="0cm" fo:margin-top="0cm" fo:margin-bottom="0cm" loext:contextual-spacing="false" fo:text-indent="0cm" style:auto-text-indent="false"/>
      <style:text-properties officeooo:paragraph-rsid="00110d71"/>
    </style:style>
    <style:style style:name="T1" style:family="text">
      <style:text-properties officeooo:rsid="0000f026"/>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style:text-underline-style="solid" style:text-underline-width="auto" style:text-underline-color="font-color" officeooo:rsid="001034dd"/>
    </style:style>
    <style:style style:name="T5" style:family="text">
      <style:text-properties officeooo:rsid="00097f43"/>
    </style:style>
    <style:style style:name="T6" style:family="text">
      <style:text-properties fo:color="#000000" style:text-outline="false" style:text-line-through-style="none" style:text-line-through-type="none" style:font-name="Liberation Sans1" fo:font-size="12pt" fo:font-style="normal" fo:text-shadow="none" style:text-underline-style="none" fo:font-weight="bold" style:font-size-asian="12pt" style:font-style-asian="normal" style:font-weight-asian="bold" style:font-weight-complex="bold" style:text-emphasize="none"/>
    </style:style>
    <style:style style:name="T7" style:family="text">
      <style:text-properties fo:font-weight="bold" style:font-weight-asian="bold" style:font-weight-complex="bold"/>
    </style:style>
    <style:style style:name="T8" style:family="text">
      <style:text-properties fo:font-weight="bold" officeooo:rsid="00097f43" style:font-weight-asian="bold" style:font-weight-complex="bold"/>
    </style:style>
    <style:style style:name="T9" style:family="text">
      <style:text-properties fo:font-weight="bold" officeooo:rsid="00110d71" style:font-weight-asian="bold" style:font-weight-complex="bold"/>
    </style:style>
    <style:style style:name="T10" style:family="text">
      <style:text-properties fo:font-weight="bold" officeooo:rsid="000d1c55" style:font-weight-asian="bold" style:font-weight-complex="bold"/>
    </style:style>
    <style:style style:name="T11" style:family="text">
      <style:text-properties officeooo:rsid="000bada1"/>
    </style:style>
    <style:style style:name="T12" style:family="text">
      <style:text-properties officeooo:rsid="000cf9fe"/>
    </style:style>
    <style:style style:name="T13" style:family="text">
      <style:text-properties officeooo:rsid="000d1c55"/>
    </style:style>
    <style:style style:name="T14" style:family="text">
      <style:text-properties officeooo:rsid="000e9415"/>
    </style:style>
    <style:style style:name="T15" style:family="text">
      <style:text-properties style:text-underline-style="none"/>
    </style:style>
    <style:style style:name="T16" style:family="text">
      <style:text-properties style:text-underline-style="none" officeooo:rsid="000e9415"/>
    </style:style>
    <style:style style:name="T17" style:family="text">
      <style:text-properties style:text-underline-style="none" officeooo:rsid="000f910f"/>
    </style:style>
    <style:style style:name="T18" style:family="text">
      <style:text-properties officeooo:rsid="001034dd"/>
    </style:style>
    <style:style style:name="T19" style:family="text">
      <style:text-properties fo:font-weight="normal" style:font-weight-asian="normal" style:font-weight-complex="normal"/>
    </style:style>
    <style:style style:name="T20" style:family="text">
      <style:text-properties officeooo:rsid="00110d71"/>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99cm" fo:text-indent="-0.635cm" fo:margin-left="1.9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625cm" fo:text-indent="-0.635cm" fo:margin-left="2.62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6cm" fo:text-indent="-0.635cm" fo:margin-left="3.2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95cm" fo:text-indent="-0.635cm" fo:margin-left="3.89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3cm" fo:text-indent="-0.635cm" fo:margin-left="4.5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65cm" fo:text-indent="-0.635cm" fo:margin-left="5.16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8cm" fo:text-indent="-0.635cm" fo:margin-left="5.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35cm" fo:text-indent="-0.635cm" fo:margin-left="6.4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07cm" fo:text-indent="-0.635cm" fo:margin-left="7.0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705cm" fo:text-indent="-0.635cm" fo:margin-left="7.70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2"><text:span text:style-name="T1">BigMart Project</text:span> (Sales Advertising BigMart)</text:h>
      <text:p text:style-name="P2"><text:span text:style-name="Strong_20_Emphasis"><text:span text:style-name="T2">Instructions -</text:span></text:span></text:p>
      <text:list xml:id="list436127793" text:style-name="L1">
        <text:list-item>
          <text:p text:style-name="P8">Please read the question carefully before attempting them.</text:p>
        </text:list-item>
        <text:list-item>
          <text:p text:style-name="P8">Solve all the questions in a SINGLE jupyter notebook file.</text:p>
        </text:list-item>
        <text:list-item>
          <text:p text:style-name="P8">In case name of the variable to be used is mentioned in the question, use the same name while coding (marks are associated with it)</text:p>
        </text:list-item>
        <text:list-item>
          <text:p text:style-name="P8">In your answers include your descriptions as and when mentioned. Think yourself as a Data Analysts, who needs to suggest and explain solutions to the client based on Data.</text:p>
        </text:list-item>
      </text:list>
      <text:p text:style-name="P2"/>
      <text:p text:style-name="P2"><text:span text:style-name="Strong_20_Emphasis">Mr Roy has joined BigMart few months ago, as a Sr. Sales Manager. BigMart is doing good in the market and with the stable performance over the years, management is now looking big numbers in terms of Sales. As the festive season is approaching they are targeting a big jump in sales this year.</text:span></text:p>
      <text:p text:style-name="P2"/>
      <text:p text:style-name="P2"><text:span text:style-name="Strong_20_Emphasis">Mr. Roy knows these is achievable and for this he need something which can ensure him before he take any step, may be some data can help. He is more concerned as increasing Sales has impact on other departments e.g. BigMart need to twist its the marketing budget.</text:span></text:p>
      <text:p text:style-name="P2"/>
      <text:p text:style-name="P2"><text:span text:style-name="Strong_20_Emphasis">He is aware that BigMart maintains data in its Database system. This data can be very helpful to get the insights and do predictive analysis. Last month, he has hired a Data Scientist to assist him to achieve his target. So based on numbers and analysis he can convince management and the Marketing Manager to make changes in the budget. Now as a Data Analyst it is your job to analyse the data and help Mr Roy to set the Sales Target for the future.</text:span></text:p>
      <text:p text:style-name="P2"/>
      <text:p text:style-name="P2"><text:span text:style-name="Strong_20_Emphasis">Note -</text:span> For working on this Project, we recommend the use of Python 3.x version with libraries such as NumPy, Pandas, MatPlotLib, Seaborn, SkLearn, Scipy, statsmodels), Jupyter Notebook, MySQL. Also, the knowledge of Supervised Learning: Regression is required.</text:p>
      <text:p text:style-name="P2"/>
      <text:p text:style-name="P2"><text:span text:style-name="Strong_20_Emphasis">The Data given here is on monthly basis with the following columns -</text:span></text:p>
      <text:p text:style-name="P2"/>
      <text:p text:style-name="P2"><text:span text:style-name="Strong_20_Emphasis">tv-</text:span> spending on TV advertisement in Thousand <text:s/>Rupees</text:p>
      <text:p text:style-name="P2"><text:span text:style-name="Strong_20_Emphasis">Radio -</text:span> spending on Radio advertisement in Thousand <text:s/>Rupees</text:p>
      <text:p text:style-name="P2"><text:span text:style-name="Strong_20_Emphasis">newspaper -</text:span> spending on NewsPaper advertisement in Thousand <text:s/>Rupees</text:p>
      <text:p text:style-name="P2"><text:span text:style-name="Strong_20_Emphasis">Sales -</text:span> Sales of the product in Lac Rupees</text:p>
      <text:p text:style-name="P2"/>
      <text:p text:style-name="P2"><text:span text:style-name="Strong_20_Emphasis">Your task is to create a Predictive Model using Linear Regression Technique</text:span></text:p>
      <text:p text:style-name="P2"/>
      <text:p text:style-name="P2">Note – It is very essential to keep in mind the units of different columns, while making our analysis. <text:s/></text:p>
      <text:p text:style-name="P2"/>
      <text:p text:style-name="P2"><text:span text:style-name="Strong_20_Emphasis">Data file -</text:span> SalesBasedOnAdvertising.csv</text:p>
      <text:p text:style-name="P2"/>
      <text:p text:style-name="P2"><text:span text:style-name="Strong_20_Emphasis"><text:span text:style-name="T3">Task 1</text:span></text:span><text:span text:style-name="Strong_20_Emphasis"><text:span text:style-name="T7"> –</text:span></text:span><text:span text:style-name="T7"> </text:span><text:span text:style-name="T8">Loading the Data</text:span></text:p>
      <text:p text:style-name="P11"/>
      <text:p text:style-name="P2"><text:span text:style-name="Strong_20_Emphasis">a)</text:span> <text:span text:style-name="T5">Install the pandas library. Import the library into the code file</text:span></text:p>
      <text:p text:style-name="P2"><text:span text:style-name="T8">b) </text:span>Import the required libraries. Store the data into pandas dataframe and call it df_marketing.</text:p>
      <text:p text:style-name="P2"/>
      <text:p text:style-name="P2"><text:span text:style-name="Strong_20_Emphasis"><text:span text:style-name="T5">Task 2</text:span></text:span><text:span text:style-name="Strong_20_Emphasis">)</text:span><text:span text:style-name="T7"> </text:span><text:span text:style-name="T6">Analyzing and Cleaning data</text:span></text:p>
      <text:p text:style-name="P3"/>
      <text:p text:style-name="P12"><text:soft-page-break/><text:span text:style-name="T8">a) </text:span>Analyze the shape of the Data using df_marketing <text:span text:style-name="T11">dataframe variable. C</text:span>heck the no. of rows and columns available.</text:p>
      <text:p text:style-name="P12"/>
      <text:p text:style-name="P13"><text:span text:style-name="T7">b) </text:span>Print the top 5 rows and check the values.</text:p>
      <text:p text:style-name="P13"/>
      <text:p text:style-name="P13"><text:span text:style-name="T7">c) </text:span>Verify the data types of the given column and check if as per the values the data type of any column needs to be changed. Mention your answer.</text:p>
      <text:p text:style-name="P2"/>
      <text:p text:style-name="P12"><text:span text:style-name="T10">d) </text:span><text:span text:style-name="T13">Next check if there is any Null/character type data in the given data and take necessary action as per below instructions -</text:span></text:p>
      <text:list xml:id="list1671791208" text:style-name="L5">
        <text:list-item>
          <text:p text:style-name="P10">If any Sales data is Null or contain value 0, drop the complete row.</text:p>
        </text:list-item>
        <text:list-item>
          <text:p text:style-name="P10">For any other column, fill those cell with the average value for those columns. For example, if <text:span text:style-name="T12">a cell is blank</text:span> fill <text:span text:style-name="T13">this with the mean or average value of that column.</text:span></text:p>
        </text:list-item>
      </text:list>
      <text:p text:style-name="P2"/>
      <text:p text:style-name="P2"><text:span text:style-name="T8">Task 3) </text:span><text:span text:style-name="T6">Perform explanatory analysis</text:span></text:p>
      <text:p text:style-name="P4"/>
      <text:p text:style-name="P2"><text:span text:style-name="Strong_20_Emphasis"><text:span text:style-name="T5">a</text:span></text:span><text:span text:style-name="Strong_20_Emphasis">) </text:span>Check the basic statistics of the given <text:span text:style-name="T14">columns</text:span>. Describe the Dataset in your words including the columns, their type, ranges and other stats. <text:span text:style-name="T14">Statistics should include the mean, median, std deviation, different quartiles, minimum and maximum values of each column.</text:span></text:p>
      <text:p text:style-name="P2"/>
      <text:p text:style-name="P15"><text:span text:style-name="T7">b) </text:span>Check the units of all the columns.</text:p>
      <text:p text:style-name="P2"/>
      <text:p text:style-name="P16"><text:span text:style-name="Strong_20_Emphasis"><text:span text:style-name="T15">Task </text:span></text:span><text:span text:style-name="Strong_20_Emphasis"><text:span text:style-name="T16">4) </text:span></text:span><text:span text:style-name="Strong_20_Emphasis"><text:span text:style-name="T17">Visualizing the Data</text:span></text:span></text:p>
      <text:p text:style-name="P16"><text:span text:style-name="Strong_20_Emphasis"/></text:p>
      <text:p text:style-name="P16"><text:span text:style-name="Strong_20_Emphasis">a)</text:span> Create the Box-plot of all the numeric columns and explain the result in your words.</text:p>
      <text:p text:style-name="P2"/>
      <text:p text:style-name="P2"><text:span text:style-name="Strong_20_Emphasis">b)</text:span> Next you need to create a figure and create two subplots(contained in the same row) on it with the following details -</text:p>
      <text:p text:style-name="P2"/>
      <text:list xml:id="list805681280" text:style-name="L2">
        <text:list-item>
          <text:p text:style-name="P5">First subplot will show the Box plot of Sales, tv, radio and newpapers columns</text:p>
        </text:list-item>
      </text:list>
      <text:p text:style-name="P2"/>
      <text:list xml:id="list3569094527" text:style-name="L3">
        <text:list-item>
          <text:p text:style-name="P9">Create Line plot of all the 4 columns Sales, tv, radio and newpapers using panadas.dataframe.data.plot method, on the Second subplot. Use different colours for different columns.</text:p>
        </text:list-item>
        <text:list-item>
          <text:p text:style-name="P6">Both the subplots should have the appropriate labels for X and Y values and title</text:p>
        </text:list-item>
      </text:list>
      <text:p text:style-name="P7"><text:span text:style-name="T7">c) </text:span><text:span text:style-name="T19">Create the distribution plot along with kde plot for the Sales data and explain it in your words.</text:span></text:p>
      <text:p text:style-name="P7"><text:span text:style-name="T7">d)</text:span><text:span text:style-name="T19"> Create the Scatter plot using the dataframe plot function keeping the Sales on Y-axis and expenditure on tv on x-axis.</text:span></text:p>
      <text:p text:style-name="P7"><text:span text:style-name="T7">e) </text:span><text:span text:style-name="T19">Create 3 subplots (in a single row) in a figure for the following -</text:span></text:p>
      <text:p text:style-name="P17"/>
      <text:p text:style-name="P17">Sales vs TV Advertising</text:p>
      <text:p text:style-name="P17">Sales vs Radio Advertising</text:p>
      <text:p text:style-name="P7"><text:span text:style-name="T19">Sales vs NewsPaper Advertising</text:span></text:p>
      <text:p text:style-name="P17">the points should be of seagreen, darkgreen and black colours respectively</text:p>
      <text:p text:style-name="P18"><text:span text:style-name="T19">Provide the appropriate labels for x and y axis and name of the graphs.</text:span></text:p>
      <text:p text:style-name="P18"><text:span text:style-name="T19"/></text:p>
      <text:p text:style-name="P18"><text:span text:style-name="T7">f)</text:span><text:span text:style-name="T19"> Create the pairplot for Sales with different marketing expenses using seaborn.</text:span></text:p>
      <text:p text:style-name="P2"><text:soft-page-break/></text:p>
      <text:p text:style-name="P17"><text:span text:style-name="Strong_20_Emphasis"><text:span text:style-name="T2">Task 5</text:span></text:span><text:span text:style-name="Strong_20_Emphasis"> – </text:span><text:span text:style-name="Strong_20_Emphasis"><text:span text:style-name="T18">Creating Prediction Model using Simple Linear Regression</text:span></text:span></text:p>
      <text:p text:style-name="P17"><text:span text:style-name="Strong_20_Emphasis"/></text:p>
      <text:p text:style-name="P17"><text:span text:style-name="Strong_20_Emphasis">a)</text:span> Add a new column “TotalAdvt” to the dataframe df_marketing, which will have the total of all the three marketing expenditures (tv, radio and news-paper)</text:p>
      <text:p text:style-name="P2"/>
      <text:p text:style-name="P2"><text:span text:style-name="Strong_20_Emphasis">b)</text:span> Fit a Simple Linear Regression for Sales and <text:s/>TotalAdvt and find out the values of intercept slope and the R-square value. Describe the model in your terms. The model should be named simple_model.</text:p>
      <text:p text:style-name="P2"/>
      <text:p text:style-name="P2"><text:span text:style-name="Strong_20_Emphasis">c)</text:span> What will be the Sales using the above Model if total expenditure on advertisements is Rupees 50,000. Show the steps done to find out the Sales value. (write the mathematical equation used )</text:p>
      <text:p text:style-name="P2"/>
      <text:p text:style-name="P2"><text:span text:style-name="Strong_20_Emphasis">d)</text:span> Perform part c) using the predict method for the model created in part b)</text:p>
      <text:p text:style-name="P2"/>
      <text:p text:style-name="P19"><text:span text:style-name="Strong_20_Emphasis"><text:span text:style-name="T3">Task 6</text:span></text:span><text:span text:style-name="Strong_20_Emphasis"><text:span text:style-name="T7"> –</text:span></text:span><text:span text:style-name="T7"> <text:s/></text:span><text:span text:style-name="T9">Multivariate Prediction Model using Linear Regression</text:span></text:p>
      <text:p text:style-name="P19">In this section, we will create a different model to see the impact of different marketing expenditures on Sales. For this we will use advertising on tv, radio and news-paper as separate variables or independent variables.</text:p>
      <text:p text:style-name="P2"/>
      <text:p text:style-name="P2"><text:span text:style-name="Strong_20_Emphasis">a)</text:span> Fit a Linear Regression for Sales while keeping tv, radio and newspaper as three different x-parameters. The model should be named multi_model.</text:p>
      <text:p text:style-name="P2"/>
      <text:p text:style-name="P2"><text:span text:style-name="T9">b) </text:span>Find out the values of intercept slopes and the R-square value. Describe the model in your terms.</text:p>
      <text:p text:style-name="P2"/>
      <text:p text:style-name="P2"><text:span text:style-name="Strong_20_Emphasis"><text:span text:style-name="T20">c</text:span></text:span><text:span text:style-name="Strong_20_Emphasis">)</text:span> Write the Mathematical equation for Sales for this Model. Predict Sales for the below mentioned Expenditures</text:p>
      <text:p text:style-name="P2">i) tv <text:span text:style-name="T20">Rupees </text:span>90000, radio <text:span text:style-name="T20">Rupees </text:span>3000 and newspaper <text:span text:style-name="T20">Rupees </text:span>45000 </text:p>
      <text:p text:style-name="P19">ii) tv <text:span text:style-name="T20">Rupees </text:span>290000 and newspaper <text:span text:style-name="T20">Rupees </text:span>80000</text:p>
      <text:p text:style-name="P2"/>
      <text:p text:style-name="P2">Explain your answers in words</text:p>
      <text:p text:style-name="P2"/>
      <text:p text:style-name="P2"><text:span text:style-name="Strong_20_Emphasis"><text:span text:style-name="T20">d</text:span></text:span><text:span text:style-name="Strong_20_Emphasis">)</text:span> Perform part b) using <text:s/>the predict method for the model.</text:p>
      <text:p text:style-name="P2"/>
      <text:p text:style-name="P2"><text:span text:style-name="Strong_20_Emphasis"><text:span text:style-name="T20">e</text:span></text:span><text:span text:style-name="Strong_20_Emphasis">)</text:span> Compare the result in part b) and c)</text:p>
      <text:p text:style-name="P2"/>
      <text:p text:style-name="P19"><text:span text:style-name="Strong_20_Emphasis"><text:span text:style-name="T2">Task 7</text:span></text:span><text:span text:style-name="Strong_20_Emphasis"><text:span text:style-name="T7"> –</text:span></text:span><text:span text:style-name="T7"> </text:span><text:span text:style-name="T9">Model Performance</text:span></text:p>
      <text:p text:style-name="P19">As part of task 5) and 6) we created two different models. <text:span text:style-name="T20">In this step, we will c</text:span>ompare the two models (simple_model and <text:s/>multi_model) by calculating the Error in the Models <text:span text:style-name="T20">and will try to e</text:span>xplain which model is better and why.</text:p>
      <text:p text:style-name="P2"/>
      <text:p text:style-name="P2"><text:span text:style-name="Strong_20_Emphasis">a)</text:span> For both the simple regression model (stored in simple_model) and Multi-variate model (stored in multi_model) find out the predicted value of Y, for the given <text:s/>X-values and store it in simple_y and multi_y.</text:p>
      <text:p text:style-name="P2"/>
      <text:p text:style-name="P2"><text:span text:style-name="Strong_20_Emphasis">b)</text:span> Find out the Mean Squared Error, using the metrics module of sklearn, for both the models (using actual and predicted values of Sales). Store the result in simple_mse and multi_mse respectively.</text:p>
      <text:p text:style-name="P2"/>
      <text:p text:style-name="P2"><text:span text:style-name="Strong_20_Emphasis">c)</text:span> Explain the result in step b) in your words describing which model is better and wh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karla" svg:font-family="karla"/>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2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06T15:49:54.607974234</meta:creation-date>
    <dc:date>2019-02-11T12:27:24.818987651</dc:date>
    <meta:editing-duration>PT2H12M13S</meta:editing-duration>
    <meta:editing-cycles>7</meta:editing-cycles>
    <meta:generator>LibreOffice/6.0.3.2$Linux_X86_64 LibreOffice_project/00m0$Build-2</meta:generator>
    <meta:document-statistic meta:table-count="0" meta:image-count="0" meta:object-count="0" meta:page-count="3" meta:paragraph-count="66" meta:word-count="1209" meta:character-count="6981" meta:non-whitespace-character-count="5831"/>
  </office:meta>
</office:document-meta>
</file>